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dBuff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Buffer.PredicatedBuffer( Buffer buffer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Buffer.g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Buff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Buffer.decorate( Buffer buffer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